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25-03-1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24-12-1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24-09-0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24-06-0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24-04-2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23-12-1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23-08-3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23-05-2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23-03-1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22-12-0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22-09-2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22-06-1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22-03-2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21-12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21-09-2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21-06-2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21-03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20-12-1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20-06-0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20-04-1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19-12-0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19-09-1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19-06-2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19-03-2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18-12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18-09-1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18-06-2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18-03-1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17-12-1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17-09-1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17-06-2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17-03-1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13-07-2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13-03-1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12-08-0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12-02-2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11-08-0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11-02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07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06-08-31 0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06-06-21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04-08-03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04-05-05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04-02-04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03-11-1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03-08-13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03-05-06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03-02-11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02-11-20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02-08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02-04-3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02-02-12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01-11-0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01-08-0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01-05-0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01-02-1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00-11-0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00-08-0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00-05-09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2000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9-11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9-08-02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9-05-04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9-02-0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8-11-04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8-08-0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8-05-04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8-02-1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7-11-0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7-08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7-05-0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7-02-1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6-11-04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6-08-05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6-05-07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5-11-02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5-08-02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5-05-08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4-11-0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3-11-01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3-08-23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3-05-06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3-02-01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2-11-0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5</text:p>
          </table:table-cell>
          <table:table-cell office:value-type="string" calcext:value-type="string">
            <text:p>FM2-4</text:p>
          </table:table-cell>
          <table:table-cell office:value-type="string" calcext:value-type="string">
            <text:p>199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82" meta:object-count="0"/>
    <meta:user-defined meta:name="AppVersion">3.0</meta:user-defined>
  </office:meta>
</office:document-meta>
</file>